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2.0138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Accent_20_3">
      <style:table-cell-properties style:text-align-source="fix" style:repeat-content="false" fo:border="1.25pt solid #000000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style:rotation-align="none" fo:border-top="1.25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1.25pt solid #000000" fo:border-left="none" fo:border-right="none" style:rotation-align="none" fo:border-top="1.25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fo:border-bottom="1.25pt solid #000000" fo:border-left="none" fo:border-right="1.25pt solid #000000" style:rotation-align="none" fo:border-top="1.25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fo:border-bottom="1.25pt solid #000000" fo:border-left="none" fo:border-right="1.25pt solid #000000" style:rotation-align="none" fo:border-top="1.25pt solid #000000"/>
    </style:style>
    <style:style style:name="ce14" style:family="table-cell" style:parent-style-name="Excel_20_Built-in_20_Percent">
      <style:table-cell-properties fo:border-bottom="1.2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25pt solid #000000" style:rotation-angle="0" style:rotation-align="none" style:shrink-to-fit="false" fo:border-top="1.25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Accent_20_3" office:value-type="string" calcext:value-type="string">
            <text:p>FILE</text:p>
          </table:table-cell>
          <table:table-cell table:style-name="Accent_20_3" office:value-type="string" calcext:value-type="string">
            <text:p>Original size (bytes)</text:p>
          </table:table-cell>
          <table:table-cell table:style-name="Accent_20_3" office:value-type="string" calcext:value-type="string">
            <text:p>Compressed size (bytes)</text:p>
          </table:table-cell>
          <table:table-cell table:style-name="Accent_20_3" office:value-type="string" calcext:value-type="string">
            <text:p>Compression ratio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E.coli</text:p>
          </table:table-cell>
          <table:table-cell table:style-name="ce8" office:value-type="float" office:value="4638690" calcext:value-type="float">
            <text:p>4638690</text:p>
          </table:table-cell>
          <table:table-cell table:style-name="ce9" office:value-type="float" office:value="1342598" calcext:value-type="float">
            <text:p>1342598</text:p>
          </table:table-cell>
          <table:table-cell table:style-name="ce12" table:formula="of:=[.C2]/[.B2]" office:value-type="percentage" office:value="0.289434732650813" calcext:value-type="percentage">
            <text:p>29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bible.txt</text:p>
          </table:table-cell>
          <table:table-cell table:style-name="ce8" office:value-type="float" office:value="4047392" calcext:value-type="float">
            <text:p>4047392</text:p>
          </table:table-cell>
          <table:table-cell table:style-name="ce8" office:value-type="float" office:value="1501698" calcext:value-type="float">
            <text:p>1501698</text:p>
          </table:table-cell>
          <table:table-cell table:style-name="ce13" table:formula="of:=[.C3]/[.B3]" office:value-type="percentage" office:value="0.371028553695812" calcext:value-type="percentage">
            <text:p>37%</text:p>
          </table:table-cell>
          <table:table-cell/>
          <table:table-cell table:style-name="ce1"/>
          <table:table-cell table:number-columns-repeated="58"/>
        </table:table-row>
        <table:table-row table:style-name="ro2">
          <table:table-cell table:style-name="ce6" office:value-type="string" calcext:value-type="string">
            <text:p>world192.txt</text:p>
          </table:table-cell>
          <table:table-cell table:style-name="ce8" office:value-type="float" office:value="2473400" calcext:value-type="float">
            <text:p>2473400</text:p>
          </table:table-cell>
          <table:table-cell table:style-name="ce9" office:value-type="float" office:value="1076140" calcext:value-type="float">
            <text:p>1076140</text:p>
          </table:table-cell>
          <table:table-cell table:style-name="ce13" table:formula="of:=[.C4]/[.B4]" office:value-type="percentage" office:value="0.435085307673648" calcext:value-type="percentage">
            <text:p>44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kennedy.xls</text:p>
          </table:table-cell>
          <table:table-cell table:style-name="ce8" office:value-type="float" office:value="1029744" calcext:value-type="float">
            <text:p>1029744</text:p>
          </table:table-cell>
          <table:table-cell table:style-name="ce8" office:value-type="float" office:value="332868" calcext:value-type="float">
            <text:p>332868</text:p>
          </table:table-cell>
          <table:table-cell table:style-name="ce14" table:formula="of:=[.C5]/[.B5]" office:value-type="percentage" office:value="0.323253158066471" calcext:value-type="percentage">
            <text:p>32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ptt5</text:p>
          </table:table-cell>
          <table:table-cell table:style-name="ce8" office:value-type="float" office:value="513216" calcext:value-type="float">
            <text:p>513216</text:p>
          </table:table-cell>
          <table:table-cell table:style-name="ce8" office:value-type="float" office:value="70116" calcext:value-type="float">
            <text:p>70116</text:p>
          </table:table-cell>
          <table:table-cell table:style-name="ce14" table:formula="of:=[.C6]/[.B6]" office:value-type="percentage" office:value="0.136620838009727" calcext:value-type="percentage">
            <text:p>14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plrabn12.txt</text:p>
          </table:table-cell>
          <table:table-cell table:style-name="ce8" office:value-type="float" office:value="481861" calcext:value-type="float">
            <text:p>481861</text:p>
          </table:table-cell>
          <table:table-cell table:style-name="ce9" office:value-type="float" office:value="220980" calcext:value-type="float">
            <text:p>220980</text:p>
          </table:table-cell>
          <table:table-cell table:style-name="ce14" table:formula="of:=[.C7]/[.B7]" office:value-type="percentage" office:value="0.458596981287135" calcext:value-type="percentage">
            <text:p>46%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2">
          <table:table-cell table:style-name="ce6" office:value-type="string" calcext:value-type="string">
            <text:p>lcet10.txt</text:p>
          </table:table-cell>
          <table:table-cell table:style-name="ce8" office:value-type="float" office:value="426754" calcext:value-type="float">
            <text:p>426754</text:p>
          </table:table-cell>
          <table:table-cell table:style-name="ce8" office:value-type="float" office:value="185170" calcext:value-type="float">
            <text:p>185170</text:p>
          </table:table-cell>
          <table:table-cell table:style-name="ce14" table:formula="of:=[.C8]/[.B8]" office:value-type="percentage" office:value="0.433903372903359" calcext:value-type="percentage">
            <text:p>43%</text:p>
          </table:table-cell>
          <table:table-cell/>
          <table:table-cell table:style-name="ce1"/>
          <table:table-cell table:number-columns-repeated="58"/>
        </table:table-row>
        <table:table-row table:style-name="ro2">
          <table:table-cell table:style-name="ce6" office:value-type="string" calcext:value-type="string">
            <text:p>alice29.txt</text:p>
          </table:table-cell>
          <table:table-cell table:style-name="ce8" office:value-type="float" office:value="152089" calcext:value-type="float">
            <text:p>152089</text:p>
          </table:table-cell>
          <table:table-cell table:style-name="ce8" office:value-type="float" office:value="70148" calcext:value-type="float">
            <text:p>70148</text:p>
          </table:table-cell>
          <table:table-cell table:style-name="ce14" table:formula="of:=[.C9]/[.B9]" office:value-type="percentage" office:value="0.461229937733827" calcext:value-type="percentage">
            <text:p>46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asyoulik.txt</text:p>
          </table:table-cell>
          <table:table-cell table:style-name="ce8" office:value-type="float" office:value="125179" calcext:value-type="float">
            <text:p>125179</text:p>
          </table:table-cell>
          <table:table-cell table:style-name="ce8" office:value-type="float" office:value="62748" calcext:value-type="float">
            <text:p>62748</text:p>
          </table:table-cell>
          <table:table-cell table:style-name="ce14" table:formula="of:=[.C10]/[.B10]" office:value-type="percentage" office:value="0.501266186820473" calcext:value-type="percentage">
            <text:p>50%</text:p>
          </table:table-cell>
          <table:table-cell table:style-name="ce1"/>
          <table:table-cell table:number-columns-repeated="59"/>
        </table:table-row>
        <table:table-row table:style-name="ro2">
          <table:table-cell table:style-name="ce6" office:value-type="string" calcext:value-type="string">
            <text:p>aaa.txt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11" office:value-type="float" office:value="894" calcext:value-type="float">
            <text:p>894</text:p>
          </table:table-cell>
          <table:table-cell table:style-name="ce13" table:formula="of:=[.C11]/[.B11]" office:value-type="percentage" office:value="0.00894" calcext:value-type="percentage">
            <text:p>1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alphabet.txt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9" office:value-type="float" office:value="4536" calcext:value-type="float">
            <text:p>4536</text:p>
          </table:table-cell>
          <table:table-cell table:style-name="ce13" table:formula="of:=[.C12]/[.B12]" office:value-type="percentage" office:value="0.04536" calcext:value-type="percentage">
            <text:p>5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random.txt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100278" calcext:value-type="float">
            <text:p>100278</text:p>
          </table:table-cell>
          <table:table-cell table:style-name="ce13" table:formula="of:=[.C13]/[.B13]" office:value-type="percentage" office:value="1.00278" calcext:value-type="percentage">
            <text:p>100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sum</text:p>
          </table:table-cell>
          <table:table-cell table:style-name="ce8" office:value-type="float" office:value="38240" calcext:value-type="float">
            <text:p>38240</text:p>
          </table:table-cell>
          <table:table-cell table:style-name="ce8" office:value-type="float" office:value="25054" calcext:value-type="float">
            <text:p>25054</text:p>
          </table:table-cell>
          <table:table-cell table:style-name="ce14" table:formula="of:=[.C14]/[.B14]" office:value-type="percentage" office:value="0.655177824267782" calcext:value-type="percentage">
            <text:p>66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cp.html</text:p>
          </table:table-cell>
          <table:table-cell table:style-name="ce8" office:value-type="float" office:value="24603" calcext:value-type="float">
            <text:p>24603</text:p>
          </table:table-cell>
          <table:table-cell table:style-name="ce8" office:value-type="float" office:value="14948" calcext:value-type="float">
            <text:p>14948</text:p>
          </table:table-cell>
          <table:table-cell table:style-name="ce14" table:formula="of:=[.C15]/[.B15]" office:value-type="percentage" office:value="0.607568182741942" calcext:value-type="percentage">
            <text:p>61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fields.c</text:p>
          </table:table-cell>
          <table:table-cell table:style-name="ce8" office:value-type="float" office:value="11150" calcext:value-type="float">
            <text:p>11150</text:p>
          </table:table-cell>
          <table:table-cell table:style-name="ce8" office:value-type="float" office:value="7084" calcext:value-type="float">
            <text:p>7084</text:p>
          </table:table-cell>
          <table:table-cell table:style-name="ce14" table:formula="of:=[.C16]/[.B16]" office:value-type="percentage" office:value="0.635336322869955" calcext:value-type="percentage">
            <text:p>64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xargs.1</text:p>
          </table:table-cell>
          <table:table-cell table:style-name="ce8" office:value-type="float" office:value="4227" calcext:value-type="float">
            <text:p>4227</text:p>
          </table:table-cell>
          <table:table-cell table:style-name="ce9" office:value-type="float" office:value="3584" calcext:value-type="float">
            <text:p>3584</text:p>
          </table:table-cell>
          <table:table-cell table:style-name="ce14" table:formula="of:=[.C17]/[.B17]" office:value-type="percentage" office:value="0.847882659096286" calcext:value-type="percentage">
            <text:p>85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grammar.lsp</text:p>
          </table:table-cell>
          <table:table-cell table:style-name="ce8" office:value-type="float" office:value="3721" calcext:value-type="float">
            <text:p>3721</text:p>
          </table:table-cell>
          <table:table-cell table:style-name="ce8" office:value-type="float" office:value="2818" calcext:value-type="float">
            <text:p>2818</text:p>
          </table:table-cell>
          <table:table-cell table:style-name="ce14" table:formula="of:=[.C18]/[.B18]" office:value-type="percentage" office:value="0.757323300188121" calcext:value-type="percentage">
            <text:p>76%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a.txt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[.C19]/[.B19]" office:value-type="percentage" office:value="2" calcext:value-type="percentage">
            <text:p>200%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 table:number-columns-spanned="3" table:number-rows-spanned="1">
            <text:p>Average compression rate (weighted): </text:p>
          </table:table-cell>
          <table:covered-table-cell table:number-columns-repeated="2"/>
          <table:table-cell table:style-name="ce14" table:formula="of:=SUMPRODUCT([.B2:.B19];[.D2:.D19])/SUM([.B2:.B19])" office:value-type="percentage" office:value="0.351896989733969" calcext:value-type="percentage">
            <text:p>35%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oglio1.D2:Foglio1.D20">
            <calcext:color-scale>
              <calcext:color-scale-entry calcext:value="1" calcext:type="percent" calcext:color="#81d41a"/>
              <calcext:color-scale-entry calcext:value="50" calcext:type="percent" calcext:color="#ffff00"/>
              <calcext:color-scale-entry calcext:value="100" calcext:type="percent" calcext:color="#ff0000"/>
            </calcext:color-scale>
          </calcext:conditional-format>
        </calcext:conditional-formats>
      </table:table>
      <table:named-expressions/>
      <table:database-ranges>
        <table:database-range table:name="Tabella1" table:target-range-address="Foglio1.A1:Foglio1.D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0:37:06.822474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ente</meta:initial-creator>
    <meta:creation-date>2020-08-23T13:58:33</meta:creation-date>
    <dc:date>2020-08-29T11:06:44.039208291</dc:date>
    <meta:generator>LibreOffice/6.4.5.2$Linux_X86_64 LibreOffice_project/40$Build-2</meta:generator>
    <meta:editing-duration>PT54M4S</meta:editing-duration>
    <meta:editing-cycles>20</meta:editing-cycles>
    <meta:document-statistic meta:table-count="1" meta:cell-count="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